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Mangal2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contextual-spacing="false" fo:text-align="center" style:justify-single-word="false" style:page-number="auto"/>
      <style:text-properties officeooo:paragraph-rsid="001859be"/>
    </style:style>
    <style:style style:name="P2" style:family="paragraph" style:parent-style-name="Preformatted_20_Text">
      <style:text-properties fo:font-size="12pt" officeooo:paragraph-rsid="001859be" style:font-name-asian="Courier New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859be"/>
    </style:style>
    <style:style style:name="P4" style:family="paragraph" style:parent-style-name="Standard">
      <style:text-properties fo:font-size="22pt" officeooo:paragraph-rsid="001859be" style:font-size-asian="22pt" style:font-size-complex="22pt"/>
    </style:style>
    <style:style style:name="P5" style:family="paragraph" style:parent-style-name="Standard">
      <style:text-properties fo:font-size="22pt" fo:font-style="italic" officeooo:paragraph-rsid="001859be" style:font-size-asian="22pt" style:font-style-asian="italic" style:font-size-complex="22pt" style:font-style-complex="italic"/>
    </style:style>
    <style:style style:name="P6" style:family="paragraph" style:parent-style-name="Standard">
      <style:text-properties fo:font-size="22pt" fo:font-style="italic" fo:font-weight="bold" officeooo:paragraph-rsid="001859be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22pt" fo:font-weight="bold" officeooo:paragraph-rsid="001859be" style:font-size-asian="22pt" style:font-weight-asian="bold" style:font-size-complex="22pt" style:font-weight-complex="bold"/>
    </style:style>
    <style:style style:name="P8" style:family="paragraph" style:parent-style-name="Standard">
      <style:text-properties officeooo:paragraph-rsid="001859be"/>
    </style:style>
    <style:style style:name="T1" style:family="text">
      <style:text-properties style:font-name-asian="Courier New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22pt" style:font-name-asian="Times New Roman" style:font-size-asian="22pt" style:font-name-complex="Times New Roman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fo:font-weight="bold" style:font-name-asian="Times New Roman" style:font-size-asian="22pt" style:font-weight-asian="bold" style:font-name-complex="Times New Roman" style:font-size-complex="22pt"/>
    </style:style>
    <style:style style:name="T10" style:family="text">
      <style:text-properties fo:font-size="22pt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11" style:family="text">
      <style:text-properties fo:font-size="22pt" fo:font-weight="bold" style:font-size-asian="22pt" style:font-weight-asian="bold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Sect1" style:family="section">
      <style:section-properties style:writing-mode="lr-tb" fo:margin-left="113.937cm" fo:margin-right="113.598cm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abide</text:h>
      <text:section text:style-name="Sect1" text:name="Seção1">
        <text:p text:style-name="P3"><text:span text:style-name="T1"><text:s text:c="4"/></text:span><text:bookmark text:name="ct_cifra"/><text:span text:style-name="T2">(intro 2x) </text:span><text:span text:style-name="T3">G7M</text:span></text:p>
        <text:p text:style-name="P2"><text:s text:c="4"/></text:p>
      </text:section>
      <text:p text:style-name="P8"><text:span text:style-name="T4"><text:s text:c="23"/></text:span></text:p>
      <text:p text:style-name="P4">E se eu fugir e sair por ai na noitada <text:s text:c="26"/></text:p>
      <text:p text:style-name="P8"><text:span text:style-name="T5">Me acabando de rir <text:s text:c="22"/></text:span></text:p>
      <text:p text:style-name="P5">E se eu disser que não digo, e não ligo, e que fico<text:line-break/>E que só vou aprontar<text:line-break/> <text:s/></text:p>
      <text:p text:style-name="P5">É que eu sambo direitinho, assim bem miudinho,</text:p>
      <text:p text:style-name="P5">Cê não sabe acompanhar</text:p>
      <text:p text:style-name="P8"><text:span text:style-name="T6">Vou arrancar sua blusa e pôr no meu cabide só pra pendurar</text:span><text:span text:style-name="T5"><text:line-break/></text:span></text:p>
      <text:p text:style-name="P6">Quero ver se você tem atitude</text:p>
      <text:p text:style-name="P8"><text:span text:style-name="T7">E se vai me encarar</text:span><text:span text:style-name="T5"><text:line-break/></text:span></text:p>
      <text:p text:style-name="P8"><text:span text:style-name="T4"><text:s text:c="4"/></text:span></text:p>
      <text:p text:style-name="P7">E se eu sumir dos lugares, dos bares, esquinas</text:p>
      <text:p text:style-name="P7">E ninguém me encontrar</text:p>
      <text:p text:style-name="P7">E se me virem sambando até de madrugada</text:p>
      <text:p text:style-name="P7">E você for até lá</text:p>
      <text:p text:style-name="P7"/>
      <text:p text:style-name="P7"><text:s text:c="17"/></text:p>
      <text:p text:style-name="P8"><text:span text:style-name="T12">É que eu sambo direitinho assim bem miudinho,</text:span></text:p>
      <text:p text:style-name="P7">Sei que você vai gostar</text:p>
      <text:p text:style-name="P7">Vou arrancar sua blusa e pôr no meu cabide só pra pendurar</text:p>
      <text:p text:style-name="P8"><text:span text:style-name="T12"/></text:p>
      <text:p text:style-name="P8"><text:span text:style-name="T12">Quero ver se você tem atitude e se vai me encarar</text:span><text:span text:style-name="T5"><text:line-break/></text:span></text:p>
      <text:p text:style-name="P8"><text:span text:style-name="T4"><text:s text:c="2"/>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5"><text:line-break/>Chega de fazer fumaça, de contar vantagem</text:span></text:p>
      <text:p text:style-name="P8"><text:span text:style-name="T5">Quero ver chegar junto pra me juntar</text:span><text:span text:style-name="T12"> <text:s text:c="49"/></text:span></text:p>
      <text:p text:style-name="P7">Me fazer sentir mais vivo</text:p>
      <text:p text:style-name="P7">Me apertar o corpo e a alma</text:p>
      <text:p text:style-name="P8"><text:span text:style-name="T12">Me fazendo suar</text:span><text:span text:style-name="T5"><text:line-break/> <text:s text:c="21"/></text:span></text:p>
      <text:p text:style-name="P4">Quero beijos sem tréguas</text:p>
      <text:p text:style-name="P8"><text:span text:style-name="T5">Quero sete mil léguas sem descansar</text:span></text:p>
      <text:p text:style-name="P8"><text:span text:style-name="T7">Quero ver se você tem atitude e se vai me encarar. </text:span><text:span text:style-name="T8">(3x) final</text:span><text:span text:style-name="T13"><text:line-break/></text:span><text:span text:style-name="T5"><text:line-break/>E se eu fugir e sair por ai na noitada</text:span></text:p>
      <text:p text:style-name="P4">Me acabando de rir</text:p>
      <text:p text:style-name="P4">E se eu disser que não digo, e não ligo, e que fico</text:p>
      <text:p text:style-name="P4">E que só vou aprontar</text:p>
      <text:p text:style-name="P4">É que eu mando direitinho, assim bem miudinho, ( BLUS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Mangal2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2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.718cm" fo:margin-left="0.379cm" fo:margin-right="0.8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8:18:31.34</meta:creation-date>
    <dc:date>2015-02-25T08:21:40.52</dc:date>
    <meta:editing-duration>P0D</meta:editing-duration>
    <meta:editing-cycles>1</meta:editing-cycles>
    <meta:document-statistic meta:table-count="0" meta:image-count="0" meta:object-count="0" meta:page-count="2" meta:paragraph-count="35" meta:word-count="227" meta:character-count="1255" meta:non-whitespace-character-count="873"/>
    <meta:generator>LibreOffice/4.0.1.2$Windows_x86 LibreOffice_project/84102822e3d61eb989ddd325abf1ac077904985</meta:generator>
  </office:meta>
</office:document-meta>
</file>